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="Arrow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8cm" draw:marker-end-width="0.508cm" draw:fill-color="#ffffff" draw:textarea-horizontal-align="justify" draw:textarea-vertical-align="middle" draw:auto-grow-height="false" fo:min-height="9.413cm" fo:min-width="9.94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P4" style:family="paragraph">
      <style:text-properties fo:font-size="24pt" style:font-size-asian="18pt" style:font-size-complex="18pt" style:font-weight-complex="600"/>
    </style:style>
    <style:style style:name="P5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600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71cm" svg:y1="11.403cm" svg:x2="10.234cm" svg:y2="6.969cm">
          <text:p/>
        </draw:line>
        <draw:g>
          <draw:custom-shape draw:style-name="gr2" draw:text-style-name="P2" draw:layer="layout" svg:width="10.541cm" svg:height="9.763cm" svg:x="4.937cm" svg:y="11.30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937cm" svg:y1="11.16cm" svg:x2="4.937cm" svg:y2="9.255cm">
            <text:p/>
          </draw:line>
          <draw:line draw:style-name="gr3" draw:text-style-name="P1" draw:layer="layout" svg:x1="15.478cm" svg:y1="11.287cm" svg:x2="15.478cm" svg:y2="9.382cm">
            <text:p/>
          </draw:line>
          <draw:line draw:style-name="gr3" draw:text-style-name="P1" draw:layer="layout" svg:x1="4.937cm" svg:y1="10.906cm" svg:x2="15.351cm" svg:y2="10.906cm">
            <text:p/>
          </draw:line>
          <draw:frame draw:style-name="gr4" draw:text-style-name="P3" draw:layer="layout" svg:width="1.395cm" svg:height="1.195cm" svg:x="3.413cm" svg:y="11.287cm">
            <draw:text-box>
              <text:p><text:span text:style-name="T1">dx</text:span></text:p>
            </draw:text-box>
          </draw:frame>
          <draw:frame draw:style-name="gr5" draw:text-style-name="P5" draw:layer="layout" svg:width="0.959cm" svg:height="1.195cm" svg:x="9.763cm" svg:y="21.447cm">
            <draw:text-box>
              <text:p text:style-name="P4"><text:span text:style-name="T2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6:03:50.221654273</meta:creation-date>
    <dc:date>2018-03-11T16:09:50.355843272</dc:date>
    <meta:editing-duration>PT5M59S</meta:editing-duration>
    <meta:editing-cycles>2</meta:editing-cycles>
    <meta:generator>LibreOffice/5.1.6.2$Linux_X86_64 LibreOffice_project/10m0$Build-2</meta:generator>
    <meta:document-statistic meta:object-count="8"/>
  </office:meta>
</office:document-meta>
</file>